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officeooo:paragraph-rsid="0005282d" style:font-size-asian="10pt" style:font-weight-asian="bold" style:font-name-complex="Times New Roman1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0pt" fo:language="ru" fo:country="RU" officeooo:paragraph-rsid="0005282d" style:font-size-asian="10pt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bold" officeooo:paragraph-rsid="0005282d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style:line-height-at-least="0.503cm"/>
      <style:text-properties style:font-name="Times New Roman" fo:font-size="12pt" fo:language="ru" fo:country="RU" fo:font-weight="bold" officeooo:rsid="000ae7f6" officeooo:paragraph-rsid="000ae7f6" style:font-size-asian="10.5pt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2pt" fo:language="ru" fo:country="RU" officeooo:paragraph-rsid="0005282d" style:font-size-asian="12pt" style:font-name-complex="Times New Roman1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officeooo:rsid="0008ddf1" officeooo:paragraph-rsid="0008ddf1" style:font-size-asian="10.5pt" style:font-weight-asian="normal" style:font-name-complex="Times New Roman1" style:font-size-complex="12pt" style:font-weight-complex="normal"/>
    </style:style>
    <style:style style:name="P7" style:family="paragraph" style:parent-style-name="Standard">
      <style:paragraph-properties style:line-height-at-least="0.503cm"/>
      <style:text-properties style:font-name="Times New Roman" fo:font-size="12pt" fo:language="ru" fo:country="RU" fo:font-weight="normal" officeooo:rsid="0008ddf1" style:font-size-asian="10.5pt" style:font-weight-asian="normal" style:font-name-complex="Times New Roman1" style:font-size-complex="12pt" style:font-weight-complex="normal"/>
    </style:style>
    <style:style style:name="P8" style:family="paragraph" style:parent-style-name="Standard">
      <style:paragraph-properties style:line-height-at-least="0.503cm"/>
      <style:text-properties style:font-name="Times New Roman" fo:font-size="12pt" fo:language="ru" fo:country="RU" fo:font-weight="normal" officeooo:rsid="0009b497" officeooo:paragraph-rsid="0009b497" style:font-size-asian="10.5pt" style:font-weight-asian="normal" style:font-name-complex="Times New Roman1" style:font-size-complex="12pt" style:font-weight-complex="normal"/>
    </style:style>
    <style:style style:name="P9" style:family="paragraph" style:parent-style-name="Standard">
      <style:paragraph-properties style:line-height-at-least="0.503cm"/>
      <style:text-properties style:font-name="Times New Roman" fo:font-size="12pt" fo:language="ru" fo:country="RU" fo:font-weight="normal" officeooo:rsid="000ae7f6" officeooo:paragraph-rsid="000ae7f6" style:font-size-asian="10.5pt" style:font-weight-asian="normal" style:font-name-complex="Times New Roman1" style:font-size-complex="12pt" style:font-weight-complex="normal"/>
    </style:style>
    <style:style style:name="P10" style:family="paragraph" style:parent-style-name="Standard">
      <style:text-properties style:font-name="Times New Roman" fo:language="ru" fo:country="RU" officeooo:paragraph-rsid="0005282d" style:font-name-complex="Times New Roman1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05282d" style:font-size-asian="14pt" style:font-weight-asian="bold" style:font-name-complex="Times New Roman1"/>
    </style:style>
    <style:style style:name="P12" style:family="paragraph" style:parent-style-name="Standard">
      <style:paragraph-properties fo:text-align="center" style:justify-single-word="false"/>
      <style:text-properties fo:language="ru" fo:country="RU" officeooo:paragraph-rsid="0005282d"/>
    </style:style>
    <style:style style:name="P13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4" style:family="paragraph" style:parent-style-name="Standard">
      <style:paragraph-properties fo:text-align="start" style:justify-single-word="false"/>
      <style:text-properties fo:color="#000000" style:font-name="Droid Sans Mono" fo:font-size="10.5pt" fo:language="ru" fo:country="RU" fo:font-weight="normal" officeooo:rsid="0008ddf1" officeooo:paragraph-rsid="0008ddf1" fo:background-color="#ffffff" style:font-size-asian="10.5pt" style:font-weight-asian="normal" style:font-name-complex="Times New Roman1" style:font-size-complex="12pt" style:font-weight-complex="normal"/>
    </style:style>
    <style:style style:name="P15" style:family="paragraph" style:parent-style-name="Standard">
      <style:paragraph-properties style:line-height-at-least="0.503cm"/>
      <style:text-properties fo:color="#000000" style:font-name="Droid Sans Mono" fo:font-size="10.5pt" fo:language="ru" fo:country="RU" fo:font-weight="normal" officeooo:rsid="0009b497" officeooo:paragraph-rsid="0009b497" fo:background-color="#ffffff" style:font-size-asian="10.5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style:line-height-at-least="0.503cm"/>
      <style:text-properties fo:color="#0000ff" style:font-name="Droid Sans Mono" fo:font-size="10.5pt" fo:font-weight="normal" fo:background-color="#ffffff"/>
    </style:style>
    <style:style style:name="P17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18" style:family="paragraph" style:parent-style-name="Standard">
      <style:paragraph-properties style:line-height-at-least="0.503cm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fo:language="ru" fo:country="RU" fo:font-weight="bold" officeooo:paragraph-rsid="0005282d" style:font-size-asian="12pt" style:font-weight-asian="bold" style:font-name-complex="Times New Roman1" style:font-size-complex="12pt"/>
    </style:style>
    <style:style style:name="P20" style:family="paragraph" style:parent-style-name="Text_20_body" style:list-style-name="L1"/>
    <style:style style:name="P21" style:family="paragraph" style:parent-style-name="Text_20_body" style:list-style-name="L2"/>
    <style:style style:name="P22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weight="normal" officeooo:paragraph-rsid="0005282d" style:font-size-asian="10.5pt" style:font-weight-asian="normal" style:font-name-complex="Times New Roman1" style:font-size-complex="12pt" style:font-weight-complex="normal"/>
    </style:style>
    <style:style style:name="P23" style:family="paragraph" style:parent-style-name="Text_20_body" style:list-style-name="L1">
      <style:paragraph-properties fo:margin-top="0cm" fo:margin-bottom="0cm" loext:contextual-spacing="false"/>
    </style:style>
    <style:style style:name="P24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2pt" officeooo:rsid="002ad15a" style:font-size-asian="12pt" style:font-name-complex="Times New Roman1"/>
    </style:style>
    <style:style style:name="T3" style:family="text">
      <style:text-properties style:font-name="Times New Roman" fo:font-size="12pt" officeooo:rsid="001fa17c" style:font-size-asian="12pt" style:font-name-complex="Times New Roman1"/>
    </style:style>
    <style:style style:name="T4" style:family="text">
      <style:text-properties style:font-name="Times New Roman" fo:font-size="12pt" officeooo:rsid="000b79d8" style:font-size-asian="12pt" style:font-name-complex="Times New Roman1"/>
    </style:style>
    <style:style style:name="T5" style:family="text">
      <style:text-properties officeooo:rsid="00066ce8"/>
    </style:style>
    <style:style style:name="T6" style:family="text">
      <style:text-properties fo:color="#0000ff"/>
    </style:style>
    <style:style style:name="T7" style:family="text">
      <style:text-properties fo:color="#09885a"/>
    </style:style>
    <style:style style:name="T8" style:family="text">
      <style:text-properties fo:color="#008000"/>
    </style:style>
    <style:style style:name="T9" style:family="text">
      <style:text-properties fo:color="#a31515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инистерство образования и науки Российской Федерации</text:p>
      <text:p text:style-name="P3">САНКТ-ПЕТЕРБУРГСКИЙ НАЦИОНАЛЬНЫЙ ИССЛЕДОВАТЕЛЬСКИЙ УНИВЕРСИТЕТ ИНФОРМАЦИОННЫХ ТЕХНОЛОГИЙ, <text:line-break/>МЕХАНИКИ И ОПТИКИ</text:p>
      <text:p text:style-name="P3"/>
      <text:p text:style-name="P3"/>
      <text:p text:style-name="P3"/>
      <text:p text:style-name="P3"/>
      <text:p text:style-name="P12"><text:span text:style-name="T1">Факультет программной инженерии и компьютерной техники<text:line-break/>Направление подготовки</text:span><text:span text:style-name="T2"> </text:span><text:span text:style-name="T1">09.03.04 Программная инженерия</text:span></text:p>
      <text:p text:style-name="P12"><text:span text:style-name="T1">Дисциплина «</text:span><text:span text:style-name="T3">Функциональное программирование</text:span><text:span text:style-name="T1">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1">ОТЧЁТ</text:p>
      <text:p text:style-name="P12"><text:span text:style-name="T1">по лабораторной работе №</text:span><text:span text:style-name="T4">2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Студент Дунаев Алексей Игоревич </text:p>
      <text:p text:style-name="P5">Группа P3217</text:p>
      <text:p text:style-name="P5">Преподаватель Пенской Александр Владимирович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Санкт-Петербург</text:p>
      <text:p text:style-name="P1">2019 г.</text:p>
      <text:p text:style-name="P22"><text:soft-page-break/>Цель данной лабораторной работы освоиться с построением пользовательских типов данных, полиморфизмом и рекурсивными алгоритмами обработки, средствами тестирования.</text:p>
      <text:p text:style-name="Text_20_body">В рамках лабораторной работы вам предлагается реализовать <text:span text:style-name="T5">структуру данных </text:span>hashmap.</text:p>
      <text:p text:style-name="Text_20_body">Для заданной структуры данных необходимо реализовать:</text:p>
      <text:list xml:id="list897751402" text:style-name="L1">
        <text:list-item>
          <text:p text:style-name="P23">добавление и удаление элементов; </text:p>
        </text:list-item>
        <text:list-item>
          <text:p text:style-name="P23">фильтрацию; </text:p>
        </text:list-item>
        <text:list-item>
          <text:p text:style-name="P23">отображение (map); </text:p>
        </text:list-item>
        <text:list-item>
          <text:p text:style-name="P23">свертки (левая и правая); </text:p>
        </text:list-item>
        <text:list-item>
          <text:p text:style-name="P20">структура должна быть моноидом. </text:p>
        </text:list-item>
      </text:list>
      <text:p text:style-name="Text_20_body">Общие требования:</text:p>
      <text:list xml:id="list3287875164" text:style-name="L2">
        <text:list-item>
          <text:p text:style-name="P24">Структуры данных должны быть неизменяемыми. </text:p>
        </text:list-item>
        <text:list-item>
          <text:p text:style-name="P24">Реализованные функции должны быть встроены/совместимы со стандартными интерфейсами/библиотекой. </text:p>
        </text:list-item>
        <text:list-item>
          <text:p text:style-name="P24">Библиотека должна быть протестирована в рамках unit testing; </text:p>
        </text:list-item>
        <text:list-item>
          <text:p text:style-name="P24">Библиотека должна быть протестирована в рамках property-based тестирования (3 свойства); </text:p>
        </text:list-item>
        <text:list-item>
          <text:p text:style-name="P21">Должен быть дан ответ на вопрос как сделать структуру полиморфной. </text:p>
        </text:list-item>
      </text:list>
      <text:p text:style-name="Text_20_body">Требуется использовать идиоматичный для технологии стиль программирования.</text:p>
      <text:p text:style-name="P6"/>
      <text:p text:style-name="P14"><text:span text:style-name="T6">module</text:span> MyHashMapModule <text:span text:style-name="T6">where</text:span></text:p>
      <text:p text:style-name="P13"><text:span text:style-name="T6">import</text:span> Data.Monoid</text:p>
      <text:p text:style-name="P13"><text:span text:style-name="T6">import</text:span> Data.Bits</text:p>
      <text:p text:style-name="P13"><text:span text:style-name="T6">import</text:span> Data.Array</text:p>
      <text:p text:style-name="P13"><text:span text:style-name="T6">import</text:span> Data.Char</text:p>
      <text:p text:style-name="P18"/>
      <text:p text:style-name="P13"><text:span text:style-name="T6">type</text:span> <text:span text:style-name="T6">ElementType</text:span> <text:span text:style-name="T6">=</text:span> <text:span text:style-name="T6">String</text:span></text:p>
      <text:p text:style-name="P13"><text:span text:style-name="T6">type</text:span> <text:span text:style-name="T6">KeyType</text:span> <text:span text:style-name="T6">=</text:span> <text:span text:style-name="T6">String</text:span></text:p>
      <text:p text:style-name="P18"/>
      <text:p text:style-name="P13">myHashMapSize <text:span text:style-name="T6">::</text:span> <text:span text:style-name="T6">Int</text:span></text:p>
      <text:p text:style-name="P13">myHashMapSize = <text:span text:style-name="T7">1000</text:span></text:p>
      <text:p text:style-name="P18"/>
      <text:p text:style-name="P13"><text:span text:style-name="T6">data</text:span> <text:span text:style-name="T6">MyHashMapElement</text:span> <text:span text:style-name="T6">=</text:span> MyHashMapElement {</text:p>
      <text:p text:style-name="P13">key <text:span text:style-name="T6">::</text:span> <text:span text:style-name="T6">KeyType</text:span>,</text:p>
      <text:p text:style-name="P13">value <text:span text:style-name="T6">::</text:span> <text:span text:style-name="T6">ElementType</text:span></text:p>
      <text:p text:style-name="P13">}</text:p>
      <text:p text:style-name="P18"/>
      <text:p text:style-name="P13"><text:span text:style-name="T6">type</text:span> <text:span text:style-name="T6">MyHashMapBucket</text:span> <text:span text:style-name="T6">=</text:span> [<text:span text:style-name="T6">MyHashMapElement</text:span>]</text:p>
      <text:p text:style-name="P18"/>
      <text:p text:style-name="P13"><text:span text:style-name="T6">data</text:span> <text:span text:style-name="T6">MyHashMap</text:span> <text:span text:style-name="T6">=</text:span> MyHashMap {</text:p>
      <text:p text:style-name="P13">len <text:span text:style-name="T6">::</text:span> <text:span text:style-name="T6">Int</text:span>,</text:p>
      <text:p text:style-name="P13">elemts <text:span text:style-name="T6">::</text:span> <text:span text:style-name="T6">Array</text:span> <text:span text:style-name="T6">Int</text:span> <text:span text:style-name="T6">MyHashMapBucket</text:span></text:p>
      <text:p text:style-name="P13">}</text:p>
      <text:p text:style-name="P18"/>
      <text:p text:style-name="P13">insertWithKey <text:span text:style-name="T6">::</text:span> <text:span text:style-name="T6">MyHashMap</text:span> <text:span text:style-name="T6">-&gt;</text:span> <text:span text:style-name="T6">MyHashMapElement</text:span> <text:span text:style-name="T6">-&gt;</text:span> <text:span text:style-name="T6">MyHashMap</text:span></text:p>
      <text:p text:style-name="P13">insertWithKey hm e</text:p>
      <text:p text:style-name="P13"><text:soft-page-break/>| length ((elemts hm) ! (myHash $ key e)) == <text:span text:style-name="T7">0</text:span> = MyHashMap (len hm) $ (elemts hm) // [((myHash $ key e), [e])]</text:p>
      <text:p text:style-name="P13">| otherwise = hm</text:p>
      <text:p text:style-name="P18"/>
      <text:p text:style-name="P13">myHash <text:span text:style-name="T6">::</text:span> <text:span text:style-name="T6">KeyType</text:span> <text:span text:style-name="T6">-&gt;</text:span> <text:span text:style-name="T6">Int</text:span></text:p>
      <text:p text:style-name="P13">myHash e = (foldl (+) <text:span text:style-name="T7">0</text:span> $ map ord e) `rem` myHashMapSize <text:span text:style-name="T8">-- TODO use normal hash</text:span></text:p>
      <text:p text:style-name="P18"/>
      <text:p text:style-name="P13">insert <text:span text:style-name="T6">::</text:span> <text:span text:style-name="T6">MyHashMap</text:span> <text:span text:style-name="T6">-&gt;</text:span> <text:span text:style-name="T6">KeyType</text:span> <text:span text:style-name="T6">-&gt;</text:span> <text:span text:style-name="T6">ElementType</text:span> <text:span text:style-name="T6">-&gt;</text:span> <text:span text:style-name="T6">MyHashMap</text:span></text:p>
      <text:p text:style-name="P13">insert hm k v = insertWithKey hm (MyHashMapElement k v)</text:p>
      <text:p text:style-name="P18"/>
      <text:p text:style-name="P13">find <text:span text:style-name="T6">::</text:span> <text:span text:style-name="T6">MyHashMap</text:span> <text:span text:style-name="T6">-&gt;</text:span> <text:span text:style-name="T6">KeyType</text:span> <text:span text:style-name="T6">-&gt;</text:span> <text:span text:style-name="T6">Maybe</text:span> <text:span text:style-name="T6">ElementType</text:span></text:p>
      <text:p text:style-name="P13">find hm k = val</text:p>
      <text:p text:style-name="P16">where</text:p>
      <text:p text:style-name="P13">val = <text:span text:style-name="T6">case</text:span> bucket <text:span text:style-name="T6">of</text:span></text:p>
      <text:p text:style-name="P13"><text:span text:style-name="T6">[]</text:span> -&gt; Nothing</text:p>
      <text:p text:style-name="P13">xs -&gt; findElementInBucket k xs</text:p>
      <text:p text:style-name="P13">bucket = (elemts hm) ! (myHash $ k)</text:p>
      <text:p text:style-name="P18"/>
      <text:p text:style-name="P13">findElementInBucket <text:span text:style-name="T6">::</text:span> <text:span text:style-name="T6">KeyType</text:span> <text:span text:style-name="T6">-&gt;</text:span> <text:span text:style-name="T6">MyHashMapBucket</text:span> <text:span text:style-name="T6">-&gt;</text:span> <text:span text:style-name="T6">Maybe</text:span> <text:span text:style-name="T6">ElementType</text:span></text:p>
      <text:p text:style-name="P13">findElementInBucket k xs = Just value</text:p>
      <text:p text:style-name="P16">where</text:p>
      <text:p text:style-name="P13">(MyHashMapElement key value) = head $ filter (\(MyHashMapElement bucketKey value) -&gt; bucketKey == k) xs</text:p>
      <text:p text:style-name="P18"/>
      <text:p text:style-name="P13">remove <text:span text:style-name="T6">::</text:span> <text:span text:style-name="T6">MyHashMap</text:span> <text:span text:style-name="T6">-&gt;</text:span> <text:span text:style-name="T6">KeyType</text:span> <text:span text:style-name="T6">-&gt;</text:span> <text:span text:style-name="T6">MyHashMap</text:span></text:p>
      <text:p text:style-name="P13">remove hm k = hm'</text:p>
      <text:p text:style-name="P16">where</text:p>
      <text:p text:style-name="P13">hm' = <text:span text:style-name="T6">case</text:span> bucket <text:span text:style-name="T6">of</text:span></text:p>
      <text:p text:style-name="P13"><text:span text:style-name="T6">[]</text:span> -&gt; hm</text:p>
      <text:p text:style-name="P13">xs -&gt; MyHashMap (len hm) $ (elemts hm) // [((myHash $ k), filter (\(MyHashMapElement bucketKey value) -&gt; bucketKey /= k) xs )]</text:p>
      <text:p text:style-name="P13">bucket = (elemts hm) ! (myHash $ k)</text:p>
      <text:p text:style-name="P18"/>
      <text:p text:style-name="P13">myFold <text:span text:style-name="T6">::</text:span> (b <text:span text:style-name="T6">-&gt;</text:span> <text:span text:style-name="T6">ElementType</text:span> <text:span text:style-name="T6">-&gt;</text:span> b) <text:span text:style-name="T6">-&gt;</text:span> b <text:span text:style-name="T6">-&gt;</text:span> <text:span text:style-name="T6">MyHashMap</text:span> <text:span text:style-name="T6">-&gt;</text:span> b</text:p>
      <text:p text:style-name="P13">myFold f b hm = foldl f b $ map value $ foldl (++) <text:span text:style-name="T6">[]</text:span> $ elems $ elemts hm</text:p>
      <text:p text:style-name="P18"/>
      <text:p text:style-name="P13">myMap <text:span text:style-name="T6">::</text:span> (<text:span text:style-name="T6">ElementType</text:span> <text:span text:style-name="T6">-&gt;</text:span> b) <text:span text:style-name="T6">-&gt;</text:span> <text:span text:style-name="T6">MyHashMap</text:span> <text:span text:style-name="T6">-&gt;</text:span> [b]</text:p>
      <text:p text:style-name="P13">myMap f hm = map f $ map value $ foldl (++) <text:span text:style-name="T6">[]</text:span> $ elems $ elemts hm</text:p>
      <text:p text:style-name="P18"/>
      <text:p text:style-name="P13">lowerString str = [ toLower loweredString | loweredString &lt;- str]</text:p>
      <text:p text:style-name="P7"/>
      <text:p text:style-name="P7"/>
      <text:p text:style-name="P8">main:</text:p>
      <text:p text:style-name="P8"/>
      <text:p text:style-name="P15"><text:span text:style-name="T6">import</text:span> MyHashMapModule</text:p>
      <text:p text:style-name="P13"><text:span text:style-name="T6">import</text:span> Data.Array</text:p>
      <text:p text:style-name="P18"/>
      <text:p text:style-name="P13">main <text:span text:style-name="T6">::</text:span> <text:span text:style-name="T6">IO</text:span> ()</text:p>
      <text:p text:style-name="P13">main = <text:span text:style-name="T6">do</text:span></text:p>
      <text:p text:style-name="P13"><text:span text:style-name="T6">let</text:span> a = MyHashMap myHashMapSize (listArray (<text:span text:style-name="T7">0</text:span>,myHashMapSize) (repeat <text:span text:style-name="T6">[]</text:span>))</text:p>
      <text:p text:style-name="P13"><text:soft-page-break/>a1 = insert a <text:span text:style-name="T9">"a"</text:span> <text:span text:style-name="T9">"A"</text:span></text:p>
      <text:p text:style-name="P13">a2 = insert a1 <text:span text:style-name="T9">"b"</text:span> <text:span text:style-name="T9">"B"</text:span></text:p>
      <text:p text:style-name="P13">a25 =remove a2 <text:span text:style-name="T9">"b"</text:span></text:p>
      <text:p text:style-name="P13">a3 = insert a25 <text:span text:style-name="T9">"C"</text:span> <text:span text:style-name="T9">"B"</text:span></text:p>
      <text:p text:style-name="P13">print $ myHash <text:span text:style-name="T9">"c"</text:span></text:p>
      <text:p text:style-name="P13">print $ find a3 <text:span text:style-name="T9">"a"</text:span></text:p>
      <text:p text:style-name="P13">print $ myFold (++) <text:span text:style-name="T9">""</text:span> a3</text:p>
      <text:p text:style-name="P13">print $ myMap lowerString a3</text:p>
      <text:p text:style-name="P13"/>
      <text:p text:style-name="P8"><text:span text:style-name="T10">test</text:span>:</text:p>
      <text:p text:style-name="P15"><text:span text:style-name="T6">import</text:span> Test.QuickCheck</text:p>
      <text:p text:style-name="P13"><text:span text:style-name="T6">import</text:span> MyHashMapModule</text:p>
      <text:p text:style-name="P13"><text:span text:style-name="T6">import</text:span> Data.Array</text:p>
      <text:p text:style-name="P18"/>
      <text:p text:style-name="P13">prop_insert <text:span text:style-name="T6">::</text:span> <text:span text:style-name="T6">String</text:span> <text:span text:style-name="T6">-&gt;</text:span> <text:span text:style-name="T6">String</text:span> <text:span text:style-name="T6">-&gt;</text:span> <text:span text:style-name="T6">Bool</text:span></text:p>
      <text:p text:style-name="P13">prop_insert key val = res</text:p>
      <text:p text:style-name="P16">where</text:p>
      <text:p text:style-name="P13">res = Just val == find hm' key</text:p>
      <text:p text:style-name="P13">hm = MyHashMap myHashMapSize (listArray (<text:span text:style-name="T7">0</text:span>,myHashMapSize) (repeat <text:span text:style-name="T6">[]</text:span>))</text:p>
      <text:p text:style-name="P13">hm' = insert hm key val</text:p>
      <text:p text:style-name="P18"/>
      <text:p text:style-name="P13">prop_remove <text:span text:style-name="T6">::</text:span> <text:span text:style-name="T6">String</text:span> <text:span text:style-name="T6">-&gt;</text:span> <text:span text:style-name="T6">String</text:span> <text:span text:style-name="T6">-&gt;</text:span> <text:span text:style-name="T6">Bool</text:span></text:p>
      <text:p text:style-name="P13">prop_remove key val = res</text:p>
      <text:p text:style-name="P16">where</text:p>
      <text:p text:style-name="P13">res = Nothing == find a2 key</text:p>
      <text:p text:style-name="P13">a = MyHashMap myHashMapSize (listArray (<text:span text:style-name="T7">0</text:span>,myHashMapSize) (repeat <text:span text:style-name="T6">[]</text:span>))</text:p>
      <text:p text:style-name="P13">a1 = insert a key val</text:p>
      <text:p text:style-name="P13">a2 =remove a1 key</text:p>
      <text:p text:style-name="P18"/>
      <text:p text:style-name="P13">prop_foldl <text:span text:style-name="T6">::</text:span> <text:span text:style-name="T6">String</text:span> <text:span text:style-name="T6">-&gt;</text:span> <text:span text:style-name="T6">String</text:span> <text:span text:style-name="T6">-&gt;</text:span> <text:span text:style-name="T6">Bool</text:span></text:p>
      <text:p text:style-name="P13">prop_foldl key val = res</text:p>
      <text:p text:style-name="P16">where</text:p>
      <text:p text:style-name="P13">res = val == myFold (++) <text:span text:style-name="T9">""</text:span> a1</text:p>
      <text:p text:style-name="P13">a = MyHashMap myHashMapSize (listArray (<text:span text:style-name="T7">0</text:span>,myHashMapSize) (repeat <text:span text:style-name="T6">[]</text:span>))</text:p>
      <text:p text:style-name="P13">a1 = insert a key val</text:p>
      <text:p text:style-name="P18"/>
      <text:p text:style-name="P13">main = <text:span text:style-name="T6">do</text:span></text:p>
      <text:p text:style-name="P13">quickCheck $ prop_insert</text:p>
      <text:p text:style-name="P13">quickCheck $ prop_remove</text:p>
      <text:p text:style-name="P13">quickCheck $ prop_foldl</text:p>
      <text:p text:style-name="P13"/>
      <text:p text:style-name="P4">Вывод:</text:p>
      <text:p text:style-name="P9">Было сложно начать, потом пошло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6:42:32.937599697</meta:creation-date>
    <dc:date>2019-09-26T16:55:53.275817713</dc:date>
    <meta:editing-duration>PT13M18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4" meta:paragraph-count="118" meta:word-count="671" meta:character-count="4151" meta:non-whitespace-character-count="3595"/>
  </office:meta>
</office:document-meta>
</file>